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CLIENTE</text:p>
      <text:p text:style-name="Standard"/>
      <text:p text:style-name="Standard"/>
      <text:p text:style-name="P4">PRUEBA DE ACEPTACION: Importar proyecto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>18/1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</text:p>
        </text:list-item>
      </text:list>
      <text:p text:style-name="Standard"><text:tab/>-Store</text:p>
      <text:p text:style-name="Standard"><text:tab/>-Net</text:p>
      <text:p text:style-name="Standard"/>
      <text:list text:style-name="L1" text:continue-numbering="true">
        <text:list-item>
          <text:p text:style-name="P9">Funciones</text:p>
        </text:list-item>
      </text:list>
      <text:p text:style-name="Standard"><text:tab/>Importar proyecto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><text:tab/>Se debe probar que se envia el proyecto al servidor, sin perdida de informacion o daños en el archiv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1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2">Jorge Cuadrado</text:p>
          </table:table-cell>
          <table:table-cell table:style-name="Table1.B2" office:value-type="string">
            <text:p text:style-name="P12">18/12/2007</text:p>
          </table:table-cell>
          <table:table-cell table:style-name="Table1.B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6T22:17:20</meta:creation-date>
    <dc:creator>Jorge Cuadrado</dc:creator>
    <dc:date>2007-02-07T11:23:24</dc:date>
    <dc:language>es-CO</dc:language>
    <meta:editing-cycles>5</meta:editing-cycles>
    <meta:editing-duration>PT6M43S</meta:editing-duration>
    <meta:template xlink:type="simple" xlink:actuate="onRequest" xlink:role="template" xlink:href="../../../../../../../.openoffice.org2/user/template/ktoon_prueba_de_aceptacion.ott" xlink:title="ktoon_prueba_de_aceptacion" meta:date="2007-02-06T22:17:19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4" meta:word-count="64" meta:character-count="407"/>
  </office:meta>
</office:document-meta>
</file>